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8f16" officeooo:paragraph-rsid="00068f16"/>
    </style:style>
    <style:style style:name="T1" style:family="text">
      <style:text-properties officeooo:rsid="0009da1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3134in" svg:y="0.0937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Software System: (<text:span text:style-name="T1">Usable</text:span>) – <text:span text:style-name="T1">Everything works, not deployed</text:span></text:p>
      <text:p text:style-name="P1"/>
      <text:p text:style-name="P1">Work: (Under Control) - Work is being done, and will move to the next state when work is complete</text:p>
      <text:p text:style-name="P1"/>
      <text:p text:style-name="P1">Way of Working: (In Place) - Everyone is using the same methods, and is aware of and using the practices. Progress is not predictable</text:p>
      <text:p text:style-name="P1"/>
      <text:p text:style-name="P1">Team: (Collaborating) - <text:s/>We are working together, not efficient enough to progress to next state.</text:p>
      <text:p text:style-name="P1"><text:s/></text:p>
      <text:p text:style-name="P1">Requirements: (<text:span text:style-name="T1">Acceptable</text:span>) – We know what we are doing, <text:span text:style-name="T1">and</text:span> are <text:s/>far enough to test for all requiremen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7:31:15.874619350</meta:creation-date>
    <dc:date>2021-12-05T16:57:23.909007962</dc:date>
    <meta:editing-duration>PT19H47M43S</meta:editing-duration>
    <meta:editing-cycles>4</meta:editing-cycles>
    <meta:generator>LibreOffice/6.0.7.3$Linux_X86_64 LibreOffice_project/00m0$Build-3</meta:generator>
    <meta:document-statistic meta:table-count="0" meta:image-count="0" meta:object-count="1" meta:page-count="1" meta:paragraph-count="6" meta:word-count="82" meta:character-count="491" meta:non-whitespace-character-count="4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adar" chart:style-name="ch1">
        <chart:legend chart:legend-position="end" svg:x="13.199cm" svg:y="4.2cm" style:legend-expansion="high" chart:style-name="ch2"/>
        <chart:plot-area chart:style-name="ch3" chart:data-source-has-labels="both" svg:x="1.33cm" svg:y="0.179cm" svg:width="11.55cm" svg:height="7.66cm">
          <chartooo:coordinate-region svg:x="3.343cm" svg:y="1.087cm" svg:width="6.533cm" svg:height="6.533cm"/>
          <chart:axis chart:dimension="x" chart:name="primary-x" chart:style-name="ch4" chartooo:axis-type="auto">
            <chartooo:date-scale/>
            <chart:title svg:x="6.955cm" svg:y="8.018cm" chart:style-name="ch5">
              <text:p>6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159cm" chart:style-name="ch7">
              <text:p>6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Software Syste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y of Workin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